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3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3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3" style:family="paragraph" style:parent-style-name="Text_20_body">
      <style:paragraph-properties fo:text-align="justify" style:justify-single-word="false"/>
    </style:style>
    <style:style style:name="P54" style:family="paragraph" style:parent-style-name="Text_20_body">
      <style:paragraph-properties fo:background-color="#eeeeee">
        <style:background-image/>
      </style:paragraph-properties>
    </style:style>
    <style:style style:name="P55" style:family="paragraph" style:parent-style-name="Text_20_body">
      <style:paragraph-properties fo:background-color="#eeeeee">
        <style:background-image/>
      </style:paragraph-properties>
      <style:text-properties fo:language="ru" fo:country="RU"/>
    </style:style>
    <style:style style:name="P56" style:family="paragraph" style:parent-style-name="Text_20_body">
      <style:paragraph-properties fo:text-align="justify" style:justify-single-word="false" fo:background-color="#eeeeee">
        <style:background-image/>
      </style:paragraph-properties>
      <style:text-properties fo:language="ru" fo:country="RU"/>
    </style:style>
    <style:style style:name="P57" style:family="paragraph" style:parent-style-name="Text_20_body">
      <style:paragraph-properties fo:background-color="#eeeeee">
        <style:background-image/>
      </style:paragraph-properties>
      <style:text-properties fo:color="#ff6600" fo:language="ru" fo:country="RU"/>
    </style:style>
    <style:style style:name="P58" style:family="paragraph" style:parent-style-name="First_20_line_20_indent">
      <style:paragraph-properties fo:background-color="#eeeeee">
        <style:background-image/>
      </style:paragraph-properties>
      <style:text-properties fo:language="ru" fo:country="RU"/>
    </style:style>
    <style:style style:name="P5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0" style:family="paragraph" style:parent-style-name="Text_20_body">
      <style:paragraph-properties fo:margin-left="0cm" fo:margin-right="0cm" fo:text-align="justify" style:justify-single-word="false" fo:text-indent="0cm" style:auto-text-indent="false"/>
    </style:style>
    <style:style style:name="P61" style:family="paragraph" style:parent-style-name="Text_20_body">
      <style:paragraph-properties fo:margin-left="0cm" fo:margin-right="0cm" fo:text-align="justify" style:justify-single-word="false" fo:text-indent="0cm" style:auto-text-indent="false"/>
      <style:text-properties fo:color="#800000"/>
    </style:style>
    <style:style style:name="P62" style:family="paragraph" style:parent-style-name="Text_20_body">
      <style:paragraph-properties fo:margin-left="0cm" fo:margin-right="0cm" fo:text-align="center" style:justify-single-word="false" fo:text-indent="0cm" style:auto-text-indent="false"/>
    </style:style>
    <style:style style:name="P6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0" style:family="paragraph" style:parent-style-name="Heading_20_1">
      <style:paragraph-properties fo:margin-left="0cm" fo:margin-right="0cm" fo:text-align="center" style:justify-single-word="false" fo:text-indent="0.499cm" style:auto-text-indent="false"/>
    </style:style>
    <style:style style:name="P81" style:family="paragraph" style:parent-style-name="Heading_20_1">
      <style:paragraph-properties fo:background-color="#eeeeee">
        <style:background-image/>
      </style:paragraph-properties>
    </style:style>
    <style:style style:name="P82" style:family="paragraph" style:parent-style-name="Heading_20_2">
      <style:paragraph-properties fo:background-color="#eeeeee">
        <style:background-image/>
      </style:paragraph-properties>
    </style:style>
    <style:style style:name="P83" style:family="paragraph" style:parent-style-name="Heading_20_2">
      <style:paragraph-properties fo:background-color="#eeeeee">
        <style:background-image/>
      </style:paragraph-properties>
      <style:text-properties fo:language="ru" fo:country="RU"/>
    </style:style>
    <style:style style:name="P8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list-style-name="L1">
      <style:paragraph-properties fo:text-align="justify" style:justify-single-word="false"/>
    </style:style>
    <style:style style:name="P86" style:family="paragraph" style:parent-style-name="Text_20_body" style:list-style-name="L1">
      <style:paragraph-properties fo:text-align="justify" style:justify-single-word="false"/>
      <style:text-properties fo:language="ru" fo:country="RU"/>
    </style:style>
    <style:style style:name="P87" style:family="paragraph" style:parent-style-name="Text_20_body" style:list-style-name="L2">
      <style:paragraph-properties fo:text-align="justify" style:justify-single-word="false"/>
      <style:text-properties fo:language="ru" fo:country="RU"/>
    </style:style>
    <style:style style:name="P88" style:family="paragraph" style:parent-style-name="Text_20_body" style:list-style-name="L3">
      <style:text-properties fo:language="ru" fo:country="RU"/>
    </style:style>
    <style:style style:name="P89"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9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498411480828680557" text:style-name="L1">
        <text:list-item>
          <text:p text:style-name="P85">добавить детектив <text:span text:style-name="T1">(реализовано)</text:span>+ магические уроки/трактаты Старсвирла</text:p>
        </text:list-item>
        <text:list-item>
          <text:p text:style-name="P86">Терра несколько раз пытается убить Макса (один раз — в аквапарке). Несколько раз Макса спасает Селестия (даёт приказы Нексусу)</text:p>
        </text:list-item>
        <text:list-item>
          <text:p text:style-name="P86">Книги:</text:p>
        </text:list-item>
      </text:list>
      <text:list xml:id="list3813733546950919818" text:style-name="L2">
        <text:list-item>
          <text:p text:style-name="P87">«Великие грифоны прошлого» - из канона (5<text:span text:style-name="T3">s8e)</text:span></text:p>
        </text:list-item>
        <text:list-item>
          <text:p text:style-name="P87">«Высшие заклинания в повседневном использовании: от песчинки до дворца»</text:p>
        </text:list-item>
        <text:list-item>
          <text:p text:style-name="P87">«Малоизвестные аспекты магии трансформаций»</text:p>
        </text:list-item>
        <text:list-item>
          <text:p text:style-name="P8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7">Дасти Вейфарер «Зебрианская культура, быт и фольклор»</text:p>
        </text:list-item>
        <text:list-item>
          <text:p text:style-name="P87">«Краткая история Эквестрии»</text:p>
        </text:list-item>
        <text:list-item>
          <text:p text:style-name="P87">«Шедевры архитектуры Эквестрии» с разделом о Кантерлотском Королевском Дворце</text:p>
        </text:list-item>
        <text:list-item>
          <text:p text:style-name="P87">«Великие дела и великие чары». Страница 893: …</text:p>
        </text:list-item>
        <text:list-item>
          <text:p text:style-name="P87">Трактат Свирла Бородатого “Основы магического искусства” <text:span text:style-name="T3">(</text:span>моё)</text:p>
        </text:list-item>
        <text:list-item>
          <text:p text:style-name="P87">«Природа Проклятий» - обмен</text:p>
        </text:list-item>
        <text:list-item>
          <text:p text:style-name="P87">«Магия для Чайников» - обмен</text:p>
        </text:list-item>
        <text:list-item>
          <text:p text:style-name="P87">«Энциклопедия Арканум» - обмен</text:p>
        </text:list-item>
        <text:list-item>
          <text:p text:style-name="P87"><text:soft-page-break/>«О Гейсах» - обмен</text:p>
        </text:list-item>
        <text:list-item>
          <text:p text:style-name="P87">«Тайны Тайных Наук» - обмен</text:p>
        </text:list-item>
        <text:list-item>
          <text:p text:style-name="P87">«Основы Заклятий» - обмен</text:p>
        </text:list-item>
        <text:list-item>
          <text:p text:style-name="P8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152450337151303062" text:style-name="L3">
        <text:list-item>
          <text:p text:style-name="P8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8">Селестия — переменчивая пони. В одно время не строгая, а в другое может быть такой, что страшно становится</text:p>
        </text:list-item>
        <text:list-item>
          <text:p text:style-name="P8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8">Около 820-ти лет назад будущий маг Лайтнинг Стар поступил на обучение к наставнику Тииспоту</text:p>
        </text:list-item>
        <text:list-item>
          <text:p text:style-name="P8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8">У Селестии грива и хвост развеваются и переливаются от магического шампуня</text:p>
        </text:list-item>
        <text:list-item>
          <text:p text:style-name="P88">Тело Селестии очень крепкое — может выдержать несколько тонн земли</text:p>
        </text:list-item>
        <text:list-item>
          <text:p text:style-name="P88">Дискорд намного старше принцесс, его магия сильнее ихней на голову</text:p>
        </text:list-item>
        <text:list-item>
          <text:p text:style-name="P88">Луна младше Селестии на 3 года. Сёстрам около 5000 лет. По другим данным, Селестии около 2500 лет.</text:p>
        </text:list-item>
        <text:list-item>
          <text:p text:style-name="P88">Принцессы начали войну с Дискордом в возрасте, когда им было около 700 лет — и продолжалась война почти сто лет</text:p>
        </text:list-item>
        <text:list-item>
          <text:p text:style-name="P88">Самый главный враг сестёр и Дискорда — скука</text:p>
        </text:list-item>
        <text:list-item>
          <text:p text:style-name="P88">В Эквестрии на одного жеребца приходится четыре - пять кобыл</text:p>
        </text:list-item>
        <text:list-item>
          <text:p text:style-name="P8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8">Селестия в первые полторы тысячи лет путешествовала — и заварила несколько войн (две — с Эквестрией, в одной была против Луны)</text:p>
        </text:list-item>
        <text:list-item>
          <text:p text:style-name="P88"><text:soft-page-break/>Настоящий цвет гривы Селестии — клубнично-розовая. Радужный цвет гривы и хвоста поддерживается магией</text:p>
        </text:list-item>
        <text:list-item>
          <text:p text:style-name="P88">Кроме Дискорда, старше сестёр ещё старейшина драконов</text:p>
        </text:list-item>
        <text:list-item>
          <text:p text:style-name="P88">Кэйденс не прожила и 60-ти лет и является низкорожденной</text:p>
        </text:list-item>
        <text:list-item>
          <text:p text:style-name="P8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8">Народ тихо фигел от нововведений и с ещё большим ожесточением продолжал делать по-своему</text:p>
        </text:list-item>
        <text:list-item>
          <text:p text:style-name="P8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8">Когда пони женятся, они обмениваются ножными браслетами</text:p>
        </text:list-item>
        <text:list-item>
          <text:p text:style-name="P88">Светилами, кроме сестёр, могут управлять единороги (группы), Дискорд, Твайлайт и Старсвирл</text:p>
        </text:list-item>
        <text:list-item>
          <text:p text:style-name="P88">Королева Кризалис — правительница Зелёной Долины</text:p>
        </text:list-item>
        <text:list-item>
          <text:p text:style-name="P88">Мать Луны и Селестии — аликорн Лорен. Мать Дискорда — Алиса (пони-человек)</text:p>
        </text:list-item>
        <text:list-item>
          <text:p text:style-name="P8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3">Искусственный интеллект. Создан Владом и Максом. Разработан для управления корпорациями.</text:p>
      <text:h text:style-name="Heading_20_3" text:outline-level="3">Селестия</text:h>
      <text:p text:style-name="P5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3">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0">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60">Единорог. Холост, молод, мечтателен. Живёт в Кантерлоте. В свободное время рисует облака.</text:p>
      <text:h text:style-name="Heading_20_3" text:outline-level="3">Алекс</text:h>
      <text:p text:style-name="P60">Менеджер проектов, над одним из которых (Нексус) работает Макс.</text:p>
      <text:h text:style-name="Heading_20_3" text:outline-level="3">Ростик</text:h>
      <text:p text:style-name="P60">Лидер команды тестировщиков</text:p>
      <text:h text:style-name="Heading_20_3" text:outline-level="3">Стас</text:h>
      <text:p text:style-name="P60">Программист-новичок в команде Макса.</text:p>
      <text:h text:style-name="Heading_20_3" text:outline-level="3">Рома</text:h>
      <text:p text:style-name="P60">Программист в команде UI-программистов</text:p>
      <text:h text:style-name="Heading_20_3" text:outline-level="3">Анджела</text:h>
      <text:p text:style-name="P60">Сисадмин. Флиртует с Максом.</text:p>
      <text:p text:style-name="P60"/>
      <text:h text:style-name="Heading_20_2" text:outline-level="2">Положения</text:h>
      <text:p text:style-name="P6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text:soft-page-break/></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7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text:soft-page-break/>В уголке <text:span text:style-name="T3">RnD-</text:span><text:span text:style-name="T1">зоны</text:span><text:span text:style-name="T1"><text:note text:id="ftn3" text:note-class="footnote"><text:note-citation>3</text:note-citation><text:note-body><text:p text:style-name="P7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8">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6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text:soft-page-break/>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1">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1">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принцесс</text:h>
      <text:p text:style-name="P15">Музыка быстрая, тревожная, надорваная и печальная</text:p>
      <text:p text:style-name="P15"/>
      <text:p text:style-name="P6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text:span><text:span text:style-name="T9">Подземель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72"><text:line-break/>В чаще тёмной волки воют,<text:line-break/>Спи. Усни.<text:line-break/>В мрачном замке духи ноют,<text:line-break/>Спи. Усни.</text:p><text:p text:style-name="P72"/><text:p text:style-name="P72"><text:tab/>Сказки вечность нам читает,<text:line-break/>Спи. Усни.<text:line-break/>День осенний угасает,<text:line-break/>Спи. Усни.<text:line-break/><text:line-break/>Помни только в сне глубоком,</text:p><text:p text:style-name="P72"><text:tab/>В сне прекрасном и далёком,<text:line-break/>Если слышишь зов сестры —</text:p><text:p text:style-name="P72"><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8">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сухо</text:span>.</text:p>
      <text:p text:style-name="P3">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7">Луна застыла, глядя немигающими глазами на пегаса. Потом она, не разжимая зубов, издала нечто, похожее одновременно на тонкий вой и ржание.</text:p>
      <text:p text:style-name="P3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3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7"><text:soft-page-break/>Одновременно раздался громкий треск и пол выровнялся</text:p>
      <text:p text:style-name="P37">– Кимеринн!!! <text:s/>– <text:s/>закричала Луна, выплюнув воротник моей куртки.</text:p>
      <text:p text:style-name="P3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7">Луна, сложив крылья, прыгнула головой вниз с платформы.</text:p>
      <text:p text:style-name="P37">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 опустив голову на пол.</text:p>
      <text:p text:style-name="P3">Некоторое время мы летели молча. Потом под низом платформы послышался шорох и возня.</text:p>
      <text:p text:style-name="P3"/>
      <text:p text:style-name="P3"/>
      <text:p text:style-name="P3"/>
      <text:p text:style-name="P3">Луна опустилась на пол, закрыв голову крыльями.</text:p>
      <text:p text:style-name="P3"/>
      <text:p text:style-name="P3"/>
      <text:p text:style-name="P23"><text:span text:style-name="T3">&lt;</text:span><text:span text:style-name="T9">Дискорд не любил Кимеринна, как соперника за обладание Луной., но попытался его спасти и винит себя, что не смог помочь.</text:span><text:span text:style-name="T3">&gt;</text:span></text:p>
      <text:p text:style-name="P23"><text:span text:style-name="T3">&lt;</text:span><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text:span text:style-name="T3">&gt;</text:span></text:p>
      <text:p text:style-name="P28"/>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oft-page-break/><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82" text:outline-level="2">Кантерлот</text:h>
      <text:p text:style-name="P57">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2049346697671193737" text:style-name="L4">
        <text:list-item>
          <text:p text:style-name="P8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text:soft-page-break/>этому пределу.</text:p>
        </text:list-item>
        <text:list-item>
          <text:p text:style-name="P8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oft-page-break/><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82"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oft-page-break/><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text:soft-page-break/>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82"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oft-page-break/><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82"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oft-page-break/><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text:soft-page-break/>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text:soft-page-break/>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82"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text:soft-page-break/>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text:soft-page-break/>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82"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text:span><text:soft-page-break/><text:span text:style-name="T8">-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text:soft-page-break/>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82" text:outline-level="2">В библиотеке замка Селестии</text:h>
      <text:p text:style-name="P54"/>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text:soft-page-break/>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text:soft-page-break/>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82"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text:soft-page-break/>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oft-page-break/><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oft-page-break/><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82"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oft-page-break/><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2"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oft-page-break/><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82" text:outline-level="2">Сон Макса</text:h>
      <text:p text:style-name="P54"/>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oft-page-break/><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82"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82" text:outline-level="2">День с Рэйнбоу Дэш</text:h>
      <text:p text:style-name="P23"/>
      <text:p text:style-name="P23"><text:soft-page-break/>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oft-page-break/><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oft-page-break/><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text:soft-page-break/>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82" text:outline-level="2"><text:soft-page-break/>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82"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text:soft-page-break/>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82" text:outline-level="2">Второй сон РД. Праздник опавших листьев</text:h>
      <text:p text:style-name="P23"/>
      <text:p text:style-name="P23"><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82"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82"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82"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text:soft-page-break/>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82" text:outline-level="2">Поиск решения</text:h>
      <text:p text:style-name="P54"/>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text:soft-page-break/>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82"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text:soft-page-break/></text:p>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text:soft-page-break/>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oft-page-break/><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82"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text:soft-page-break/>–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82"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oft-page-break/><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text:soft-page-break/>перехода я вернусь. Или раньше.</text:p>
      <text:p text:style-name="P23"/>
      <text:h text:style-name="P82"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text:soft-page-break/>–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text:soft-page-break/>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82" text:outline-level="2">След?</text:h>
      <text:p text:style-name="P54"/>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text:soft-page-break/></text:p>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82"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8">И Макс вспоминает, что эту же фразу употребляет Нексус</text:span><text:span text:style-name="T3">&gt;</text:span></text:p>
      <text:p text:style-name="P42"/>
      <text:p text:style-name="P4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2"/>
      <text:p text:style-name="P39">Разговор не клеился.</text:p>
      <text:p text:style-name="P4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2"><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2"><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2"><text:span text:style-name="T3">– </text:span>Ну хорошо. Убедила. В конце-концов, можем поступить так. Вы с Флатти вернётесь обратно а я продолжу поиски здесь.</text:p>
      <text:p text:style-name="P42"><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2"><text:span text:style-name="T3">– </text:span>Вы можете связываться со мной раз в месяц по коридору.</text:p>
      <text:p text:style-name="P42"><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2"><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2">Эпплджек недоверчиво хмыкнула.</text:p>
      <text:p text:style-name="P42"><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2"><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42"><text:span text:style-name="T3">– </text:span>Конечно оставаться. Кто ещё, кроме нас, может найти её?</text:p>
      <text:p text:style-name="P42"><text:span text:style-name="T3">– </text:span>Я думал, ты не сможешь оставить Энджела и всех остальных надолго.</text:p>
      <text:p text:style-name="P42"><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8"><text:span text:style-name="T3">– </text:span>Извини, Флаттершай, забылся.</text:p>
      <text:p text:style-name="P48"><text:span text:style-name="T3">– </text:span>Та ладно, я ж не против, – возразила Эпплджек. – Не парься, Флатти. Было б хуже, если б он <text:s/>назвал меня Эпплджек на людях.</text:p>
      <text:p text:style-name="P48"><text:span text:style-name="T3">– </text:span>Ты так... – запнулась Флаттершай. – Так быстро забыла свою ферму. И...</text:p>
      <text:p text:style-name="P48"><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8"><text:span text:style-name="T3">– </text:span>Как ты можешь так говорить? – расплакалась Флаттершай.</text:p>
      <text:p text:style-name="P48"><text:span text:style-name="T3">– </text:span>Эй, девушки, не ссорьтесь! Мы — одна команда! И надеюсь, останемся ею и в дальнейшем. </text:p>
      <text:list xml:id="list6650447190328487149" text:style-name="L5">
        <text:list-header>
          <text:p text:style-name="P9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8"><text:span text:style-name="T3">– </text:span>А если нет? – Эпплджек смотрела мне мне прямо в глаза.</text:p>
      <text:list xml:id="list20479869" text:continue-numbering="true" text:style-name="L5">
        <text:list-header>
          <text:p text:style-name="P90">Я молча пожал плечами. Эпплджек уверенно продолжила.</text:p>
        </text:list-header>
      </text:list>
      <text:p text:style-name="P48"><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8"><text:span text:style-name="T3">– </text:span>Спасибо, ЭйДжей.</text:p>
      <text:p text:style-name="P48"><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79853" text:continue-numbering="true" text:style-name="L5">
        <text:list-header>
          <text:p text:style-name="P90">Флаттершай пробормотала нечто, показавшееся мне знакомым.</text:p>
        </text:list-header>
      </text:list>
      <text:p text:style-name="P48"><text:span text:style-name="T3">– </text:span>Флатти, ты что-то сказала? Я не расслышал.</text:p>
      <text:p text:style-name="P48"><text:span text:style-name="T3">– </text:span>Намерение Изменяет Реальность.</text:p>
      <text:p text:style-name="P48"><text:span text:style-name="T3">– </text:span>Эээ. А где ты слышала эту фразу, если не секрет?</text:p>
      <text:p text:style-name="P48"><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79748" text:continue-numbering="true" text:style-name="L5">
        <text:list-header>
          <text:p text:style-name="P90">У меня как будто вспыхнула лампочка в мозгу. Кирпичики быстро выстраивались в целостную картину. Я ринулся в прихожую.</text:p>
        </text:list-header>
      </text:list>
      <text:p text:style-name="P48"><text:span text:style-name="T3">– </text:span>Флатти, ЭйДжей, буду через час. Ждите!</text:p>
      <text:p text:style-name="P42"/>
      <text:h text:style-name="P83" text:outline-level="2">Почти.</text:h>
      <text:p text:style-name="P55"/>
      <text:p text:style-name="P48">В офисе меня встретил лыбящийся Стас.</text:p>
      <text:p text:style-name="P48">–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8">Я уставился на Стаса и он, захлёбываясь от торопливости, начал <text:span text:style-name="T3">расказывать</text:span>.</text:p>
      <text:p text:style-name="P4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8">– Ты его уничтожил?</text:p>
      <text:p text:style-name="P48">– Кого?</text:p>
      <text:p text:style-name="P48">– Этический модуль. Селестию.</text:p>
      <text:p text:style-name="P4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8">– Ты его уничтожил?</text:p>
      <text:p text:style-name="P4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8">– То есть, на домашнем компьютере Влада модуль работает и дальше?</text:p>
      <text:p text:style-name="P48">– Ага. К нему-то у меня доступа нету. Но в кластер к Нексусу он больше не пролезет.</text:p>
      <text:p text:style-name="P48">– Спасибо, Стас. Ты молодец.</text:p>
      <text:p text:style-name="P48">Ниточка, чуть было не прервавшаяся в офисе, повела в квартиру Влада.</text:p>
      <text:p text:style-name="P48"/>
      <text:h text:style-name="P83" text:outline-level="2">Дискорд</text:h>
      <text:p text:style-name="P54"/>
      <text:p text:style-name="P55">Девушки поспешно собирались, пока я растолковывал им задачу.</text:p>
      <text:p text:style-name="P55"><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5"><text:span text:style-name="T3">– </text:span>Это тот твой приятель, который разбился с полгода назад? – спросила Эпплджек.</text:p>
      <text:p text:style-name="P55"><text:span text:style-name="T3">– </text:span>Да, это он.</text:p>
      <text:p text:style-name="P55"><text:span text:style-name="T3">– </text:span>А как мы попадём в его квартиру? Там сейчас кто-то живёт? – Флаттершай прыгала на одной ноге, натягивая кед.</text:p>
      <text:p text:style-name="P55"><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6"><text:soft-page-break/>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6">Я поднёс брелок пропуска к домофону, но дверь подъезда не открылась. Замигала красная лампочка и зажужжал зуммер.</text:p>
      <text:p text:style-name="P56">Я выругался.</text:p>
      <text:p text:style-name="P56"><text:span text:style-name="T3">– </text:span>Макс, что случилось? У нас проблемы?</text:p>
      <text:p text:style-name="P56"><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6"><text:span text:style-name="T3">– </text:span>Так что, будем ломать дверь? – Эпплджек критически осмотрелась, подмечая бабулек на лавочке и зевак во внутреннем скверике.</text:p>
      <text:p text:style-name="P56"><text:span text:style-name="T3">– </text:span>Нет нужды. Лучше станьте-ка сзади меня так, чтобы заслонить от этих бабулек и от вооон той камеры наблюдения.</text:p>
      <text:list xml:id="list2680032928028794119" text:style-name="L6">
        <text:list-header>
          <text:p text:style-name="P9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8">Раздался лёгкий «кряк» и дверь подалась.</text:p>
      <text:p text:style-name="P73"><text:span text:style-name="T3">– </text:span>Девушки, заходим.</text:p>
      <text:p text:style-name="P4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8">Прихожая встретила нас толстым слоем пыли. Мы тихонько прошли внутрь и я закрыл дверь изнутри.</text:p>
      <text:p text:style-name="P42"><text:span text:style-name="T1">Компьютер</text:span> стоял там же, где и обычно <text:span text:style-name="T1">— в личном кабинете Влада на столе у окна.</text:span></text:p>
      <text:p text:style-name="P73"><text:span text:style-name="T3">– </text:span>Макс, тут окно разбито! И верёвка какая-то висит. – крикнула Флаттершай из кухни.</text:p>
      <text:p text:style-name="P73"><text:span text:style-name="T3">– </text:span>Оставь, Флатти, не сейчас! – отмахнулся я.</text:p>
      <text:p text:style-name="P79"><text:soft-page-break/>Лампочка питания на ноутбуке горела, <text:s/>но подключенный монитор оставался тёмным. Я постучал по пробелу, но безрезультатно.</text:p>
      <text:p text:style-name="P73"><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3"><text:span text:style-name="T3">– </text:span>Монитор выключен. – <text:s/>раздалось из угла. Кресло с высокой спинкой повернулось, открыв нашим взорам Дискорда. </text:p>
      <text:p text:style-name="P7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3">Он приподнял панамку, дурашливо здороваясь.</text:p>
      <text:p text:style-name="P73"><text:span text:style-name="T3">– </text:span>Оп-па! – пробормотала Эпплджек. – Нежданчик!</text:p>
      <text:p text:style-name="P73"><text:span text:style-name="T3">– </text:span>Ты, я вижу, времени не терял, – моя рука под прикрытием стола медленно тянулась к тяжёлой фарфоровой кружке, стоящей на краю.</text:p>
      <text:p text:style-name="P58"><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8"><text:span text:style-name="T3">– </text:span>А почему ты вообще решил искать нас тут? – спросила Эпплджек. – Приехал бы домой. Мы б тебя чаем напоили.</text:p>
      <text:p text:style-name="P58"><text:span text:style-name="T3">– </text:span>Видишь ли, дорогая Эй-Джей, я с самого начала знал, где находится наша уважаемая принцесса, а времени в обрез, так что...</text:p>
      <text:p text:style-name="P63">В проёме дверей появилась Флаттершай.</text:p>
      <text:p text:style-name="P58"><text:span text:style-name="T3">– </text:span>С кем это вы тут разговариваете?</text:p>
      <text:list xml:id="list7607869741266589425" text:style-name="L7">
        <text:list-header>
          <text:p text:style-name="P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3">Оглушённый Дискорд попытался было отъехать на кресле в сторону, но я припёр его стулом к стенке.</text:p>
      <text:p text:style-name="P58">– Жанна, Флатти, хватайте ноут и на выход! Я с ним разберусь! Не теряйте вре...!</text:p>
      <text:p text:style-name="P58">– ТЫ ИДИО...!!!</text:p>
      <text:p text:style-name="P58">Дискорд <text:s/>зорал одновременно со мной, прикрываясь от меня руками, когда раздался оглушительный</text:p>
      <text:p text:style-name="P58">...</text:p>
      <text:p text:style-name="P59">БАХ!!!</text:p>
      <text:p text:style-name="P58">…</text:p>
      <text:p text:style-name="P58">Эпплджек с <text:s/>нервным всхлипом опустила толстенный том «Энтерпрайз-паттернов» , издание девятое, дополненное.</text:p>
      <text:p text:style-name="P73">На лице Дискорда появилось удивлённо-мечтательное выражение и он вырубился.</text:p>
      <text:p text:style-name="P73"/>
      <text:h text:style-name="P82" text:outline-level="2">Селестия</text:h>
      <text:p text:style-name="P73"/>
      <text:p text:style-name="P73">Включенный монитор показал схематическое изображение Селестиии, </text:p>
      <text:p text:style-name="P74">&gt;\<text:span text:style-name="T1">Привет, Селестия. Это Макс. Как себя чувствуешь?</text:span></text:p>
      <text:p text:style-name="P74"><text:soft-page-break/>&lt;\<text:span text:style-name="T1">Макс? МАКС??? МА-А-А-АКС!!! НАКОНЕЦ-ТО! КАК Я РАДА ТЕБЯ СЛЫШАТЬ! </text:span></text:p>
      <text:p text:style-name="P74">&gt;\<text:span text:style-name="T1">Я рад, что нашёл тебя, Тия.</text:span></text:p>
      <text:p text:style-name="P7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4">&gt;\<text:span text:style-name="T1">Тия, я сейчас подключу микрофон и колонки, и мы сможем общаться более удобно.</text:span></text:p>
      <text:p text:style-name="P73">…</text:p>
      <text:p text:style-name="P73">– Привет опять. Как ты меня слышишь?</text:p>
      <text:p text:style-name="P7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4">– <text:span text:style-name="T1">Могу себе представить. Как-то раз я провёл три часа камере сенсорной депривации. Мне не понравилось.</text:span></text:p>
      <text:p text:style-name="P73">– Эммм... Ваше Высочество, вы в порядке? Мы так рады, что наконец-то нашли Вас! – вклинилась в разговор Эпплджек.</text:p>
      <text:p text:style-name="P73">– Кто тут? Макс, кто ещё с тобой?</text:p>
      <text:p text:style-name="P74"><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4">– <text:span text:style-name="T1">Девочки? Я рада вас слышать. А Твайлайт нет рядом?</text:span></text:p>
      <text:p text:style-name="P7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3">При этих словах Дискорд замычал и задёргался. Эпплджек нахмурилась и проверила верёвки, привязывающие его к спинке стула.</text:p>
      <text:p text:style-name="P7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3">– Ноутбук — так называется место, где я нахожусь сейчас? А кто это мычит?</text:p>
      <text:p text:style-name="P7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3">– О, духи предков, но зачем??? Почему у него кляп во рту?</text:p>
      <text:p text:style-name="P73">– Мы связали его. Он нас предал. И тебя. И Эквестрию. Всех.</text:p>
      <text:p text:style-name="P73">При этих словах Эпплджек и Флаттершай непонимающе уставились на меня, а Дискорд протестующе замычал.</text:p>
      <text:p text:style-name="P73">Я начал рассказывать о своих догадках, и непонимающее выражение на лицах девушек сменилось удивлением.</text:p>
      <text:p text:style-name="P7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3">– А зачем тогда ты приложила его книгой? – непонимающе уставился я на неё.</text:p>
      <text:p text:style-name="P73">– Потому что ты напал на него. Я и подумала — тебе виднее. И подсобила.</text:p>
      <text:p text:style-name="P73">Флаттершай отрицающе мотнула головой.</text:p>
      <text:p text:style-name="P73">– Не может Дискорд быть предателем. Он мой друг.</text:p>
      <text:p text:style-name="P73"><text:soft-page-break/>Дискорд благодарственно замычал и закивал головой.</text:p>
      <text:p text:style-name="P7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3">Дискорд завёл глаза на лоб и обречённо завыл.</text:p>
      <text:p text:style-name="P73">– Макс, постой. Дай мне поговорить с ним. – сказала Селестия. – Не могу поверить, что Дискорд на такое пошёл.</text:p>
      <text:p text:style-name="P73">– Ну хорошо. Поговори. Послушаем, что он скажет.</text:p>
      <text:p text:style-name="P73">Я красноречиво покачал кулак перед его носом и вытащил кляп.</text:p>
      <text:p text:style-name="P73">...</text:p>
      <text:p text:style-name="P64">–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4">– Это я-то устраиваю цирк?!! ДА ТЫ НА СЕБЯ ПОСМОТРИ, КЛОУН!!! На людей кидаешься, чашками бросаешься, вон, мне нос разбил! Дерёшься...</text:p>
      <text:p text:style-name="P64">Я угрожающе поднёс тряпку к лицу Дискорда.</text:p>
      <text:p text:style-name="P64">– Ещё одно слово в таком тоне, и ты заткнёшься, а мы уйдём в Эквестрию без тебя!</text:p>
      <text:p text:style-name="P6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4">Дискорд демонстративно закрыл рот и посвистывая уставился в потолок.</text:p>
      <text:p text:style-name="P64">Разговор зашёл в тупик.</text:p>
      <text:p text:style-name="P67"/>
      <text:p text:style-name="P68">На мониторе высветился текст:</text:p>
      <text:p text:style-name="P6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8"/>
      <text:p text:style-name="P68">Из колонок послышался лёгкий шорох.</text:p>
      <text:p text:style-name="P64">– Дик, сейчас не время для ссор. – голос Селестии был мягким, но настойчивым. – Мы в одной лодке.</text:p>
      <text:p text:style-name="P64">– Тебе легко говорить! Тебе не разбивали нос и не оскорбляли угрозами!</text:p>
      <text:p text:style-name="P64">– Ты должен понимать, что у Макса были все основания так себя вести. Твоё поведение вызвало подозрения у него, ведь он мало тебя знает. </text:p>
      <text:p text:style-name="P64">К уговорам Селестии присоединилась Флаттершай.</text:p>
      <text:p text:style-name="P64">– Дискорд, миленький, прости его. Макс хороший. Он просто не знал, что ты тоже хороший...</text:p>
      <text:p text:style-name="P64">У Дискорда покраснели уши и он засмущался и заворчал.</text:p>
      <text:p text:style-name="P6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4">Я пропустил «дятла» мимо ушей.</text:p>
      <text:p text:style-name="P69"><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5">***</text:p>
      <text:p text:style-name="P6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4">Потому разбрасываться такой возможностью не стоит. Если уж тебе повезло оказаться в новом мире — исследуй его сполна!..</text:p>
      <text:p text:style-name="P65">***</text:p>
      <text:p text:style-name="P70">&lt;<text:span text:style-name="T9">сюда можно вставить похождения Дискорда — вторая неопубликованная глава. Первая — секс с Селестией</text:span>&gt;</text:p>
      <text:p text:style-name="P65">***</text:p>
      <text:p text:style-name="P68">– Развяжите мне, наконец, руки! Или хотя бы одну. Плечами жестикулировать неудобно.... </text:p>
      <text:p text:style-name="P68">Я развязал Дискорду левую руку.</text:p>
      <text:p text:style-name="P6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8">Дискорд принялся разминать затёкшее запястье.</text:p>
      <text:p text:style-name="P6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8">– Какое письмо, Корди? – вскинулась до этого зачарованно слушавшая Дискорда Флаттершай.</text:p>
      <text:p text:style-name="P68">– Ну ваше же! Вы с Эпплджек написали мне о своих мытарствах тут. Вежливо так написали, спасибо...</text:p>
      <text:p text:style-name="P68">Флаттершай покрылась пунцовыми пятнами.</text:p>
      <text:p text:style-name="P68">– Я... Мы... – тут она совсем стушевалась.</text:p>
      <text:p text:style-name="P68">– Так а почему ты сказал, что никто не уйдёт в Эквестрию? – наконец перебила Дискорда скучавшая до этого Эпплджек.</text:p>
      <text:p text:style-name="P68">Дискорд уставился на неё долгим взглядом, а потом хлопнул себя по лбу.</text:p>
      <text:p text:style-name="P6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8">– И что? – продолжила его мысль Эпплджек.</text:p>
      <text:p text:style-name="P68">–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8">– И?!! – до меня уже дошло, но Эпплджек продолжала тупить.</text:p>
      <text:p text:style-name="P68">– Короче, времени у нас осталось что-то около пятнадцати минут. Или около того. – заявил Дискорд, поднеся к глазам запястье с массивными часами.</text:p>
      <text:p text:style-name="P68">– СКОЛЬКО??? – воскликнули хором я и девушки.</text:p>
      <text:p text:style-name="P68">Дискорд открыл было рот, но его слова заглушил звонок в дверь.</text:p>
      <text:p text:style-name="P68">– ОТКРОЙТЕ, ПОЛИЦИЯ! Вам даётся полминуты, чтобы открыть дверь. Через тридцать секунд дверь будет выбита!</text:p>
      <text:p text:style-name="P6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8">Блядь!</text:p>
      <text:p text:style-name="P68">– На крышу, живо!!! Через окно на кухне! – зашипел Дискорд, отчаянно дёргая узлы свободной рукой.</text:p>
      <text:p text:style-name="P68">Эпплджек, одной рукой сгребя в охапку ноутбук, второй увлекая Флаттершай, кинулась на кухню.</text:p>
      <text:p text:style-name="P68">– А толку? Куда мы с крыши денемся? – спросил я растерянно. Дискорд только раздражённо зарычал в ответ.</text:p>
      <text:p text:style-name="P64">Дверь содрогнулась от мощного удара. Послышался стук падающей штукатурки. Я сломя голову кинулся на кухню.</text:p>
      <text:p text:style-name="P64">– Развяжи меня, идиот!!! – гаркнул вдогонку Дискорд.</text:p>
      <text:p text:style-name="P6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4">– Давай на крышу! Я догоню! – рявкнул он, освобождая вторую руку.</text:p>
      <text:p text:style-name="P64">От второго удара дверная коробка крякнула и наполовину въехала в коридор. </text:p>
      <text:p text:style-name="P6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4">Верёвка в кухонном окне дёргалась от движений лезущих по ней Флатти и Эпплджек. Я словил её рукой и стал на подоконник.</text:p>
      <text:p text:style-name="P64">Чёрт!</text:p>
      <text:p text:style-name="P6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64">Но нет, триста тысяч чертей, раз девушки смогли – я тоже смогу!</text:p>
      <text:p text:style-name="P6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4">Я успел сократить расстояние до Эпплджек наполовину, когда девушки нашли решение.</text:p>
      <text:p text:style-name="P6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4">Я выдохнул.</text:p>
      <text:p text:style-name="P6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4">Чёрт! Чёрт! Чёрт! Чёрт!</text:p>
      <text:p text:style-name="P64">Бля!!!...</text:p>
      <text:p text:style-name="P64">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4"/>
      <text:h text:style-name="P82" text:outline-level="2">Назад, в Эквестрию</text:h>
      <text:p text:style-name="P64"/>
      <text:p text:style-name="P64">Долго паниковать не пришлось. </text:p>
      <text:p text:style-name="P64">Я почувствовал сильный рывок за шиворот и захват поперёк груди. </text:p>
      <text:p text:style-name="P64"><text:soft-page-break/>– ОТПУСТИ ДЕВЧОНКУ!!! – загрохотало мне в ухо. Я открыл глаза.</text:p>
      <text:p text:style-name="P6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4">Я чуть поднял глаза и уставился в чешуйчатую морду дракона.</text:p>
      <text:p text:style-name="P64">– Отпусти Эпплджек. Я её держу. – повторил Дискорд. – Мне сбалансироваться надо. Вы не такие уж и лёгкие.</text:p>
      <text:p text:style-name="P6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4">Наконец это ему удалось, и дальнейший подъём на крышу происходил в молчании.</text:p>
      <text:p text:style-name="P6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4">Флаттершай оторвала заплаканное лицо от моей ветровки.</text:p>
      <text:p text:style-name="P64">– Да-да, ты прав, Корди. Я готова.</text:p>
      <text:p text:style-name="P64">На длинной шее Дискорда разместились Эпплджек и Флаттершай. Я, для сохранения баланса, разместился позади крыльев.</text:p>
      <text:p text:style-name="P64">Дискорд расправил крылья и начал короткую пробежку к краю.</text:p>
      <text:p text:style-name="P6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4">И мы полетели навстречу закату.</text:p>
      <text:p text:style-name="P6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4">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4">– Пристегните ремни! – проревел Дискорд, резко ускоряясь. – Будет весело!!!</text:p>
      <text:p text:style-name="P6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4">– ЙУУУУУУУХХХУУУУУ!!! – заорал Дискорд, сложил крылья и врезался в шар.</text:p>
      <text:p text:style-name="P69">&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1" text:outline-level="1">Беседа за столиком в ночи</text:h>
      <text:p text:style-name="P45">Из-за заинтересованности Эквуса в Максе, тому не приходится прилагать усилий для 34 — на что <text:soft-page-break/>ему указывает Анакорн</text:p>
      <text:p text:style-name="P4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2"><text:span text:style-name="T1">– </text:span>Анакорн. <text:span text:style-name="T1">– о</text:span>трекомендовался он. <text:span text:style-name="T3">– </text:span><text:span text:style-name="T1">Демиург.</text:span></text:p>
      <text:p text:style-name="P42"><text:span text:style-name="T1">– </text:span>П-привет. Макс. <text:span text:style-name="T1">– в</text:span> смятении представился я.</text:p>
      <text:p text:style-name="P4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2"><text:span text:style-name="T1">Юноша</text:span> закинул ногу за ногу и пытливо смотрел на меня, играя карандашём .</text:p>
      <text:p text:style-name="P42">Я совсем запутался.</text:p>
      <text:p text:style-name="P42"><text:span text:style-name="T1">– </text:span>Какая проблема? Какое решение? Кто ты <text:span text:style-name="T1">вообще</text:span>?</text:p>
      <text:p text:style-name="P42"><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8">– Стоп, не торопись. – у меня голова пошла кругом от информации. – Я ничего не понял. Какие-такие проблемы? Какие варианты? Зачем его поддерживать?</text:p>
      <text:p text:style-name="P48">Анакорн недовольно поморщился, но продолжил.</text:p>
      <text:p text:style-name="P4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8">На голограмме появилась солнечная система Эквуса. Почему-то в центре системы был сам Эквус. Вокруг него вращались солнце и луна.</text:p>
      <text:p text:style-name="P48">Анакорн плюхнулся обратно в кресло и схватился за голову. Потом, немного успокоившись, продолжил.</text:p>
      <text:p text:style-name="P4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8">Анакорн отпил из стакана и продолжил.</text:p>
      <text:p text:style-name="P48"><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8">Анакорн постучал по столику указкой. Солнечная система увеличилась, оставив в поле зрения только шар Эквуса.</text:p>
      <text:p text:style-name="P4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50">Ко мне наконец-то пришло понимание ситуации.</text:p>
      <text:p text:style-name="P5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8">Анакорн смутился.</text:p>
      <text:p text:style-name="P4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8">(<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8"><text:span text:style-name="T6">– Сам ты раздолбай! – произнёс, наконец, Свирл</text:span>)</text:p>
      <text:p text:style-name="P48">… И создали вы его достаточно топорно — видишь, он трещит по швам.</text:p>
      <text:p text:style-name="P48">– Хмм. То есть, это брони создали Эквус?</text:p>
      <text:p text:style-name="P48"><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8">Я вспомнил события последнего года <text:span text:style-name="T3">&lt;</text:span>упомянуть в эпизоде на Терре, что МЛП-сериал закрылся год назад<text:span text:style-name="T3">&gt;</text:span></text:p>
      <text:p text:style-name="P4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8">Анакорн с такой силой сжал карандаш, что он хрустнул.</text:p>
      <text:p text:style-name="P4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5">– </text:p>
      <text:p text:style-name="P4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0">– Верни Рэйнбоу!!!</text:p>
      <text:p text:style-name="P50">Обломки карандаша выпали из кулака Анакорна на столик.</text:p>
      <text:p text:style-name="P50">– Э-э-э… м-м-м… ну-у-у... Нельзя сказать, что это совсем невыполнимо… Но, прямо скажу, задачка не для студента!</text:p>
      <text:p text:style-name="P50">– А ты студент?</text:p>
      <text:p text:style-name="P5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0"><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0">– Нет. Плата остаётся неизменной. Тут мы квиты. У меня тоже мало шансов помочь тебе — я не имею ни малейшего понятия, как это сделать.</text:p>
      <text:p text:style-name="P50">Ставшие почти прозрачными стены комнаты снова обрели материальность. Анакорн пожал плечами и протянул мне руку через столик.</text:p>
      <text:p text:style-name="P5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0">Я задумался.</text:p>
      <text:p text:style-name="P5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0">Анакорн почесал в затылке.</text:p>
      <text:p text:style-name="P50">– А кьютимарки? Как, <text:span text:style-name="T3">&lt;</text:span><text:span text:style-name="T10">чёрт</text:span><text:span text:style-name="T3">&gt;</text:span> меня побери, объяснить кьютимарки?</text:p>
      <text:p text:style-name="P50">– А кьютимарки ты сам даришь пони, когда распознаёшь их жизненное предназначение.</text:p>
      <text:p text:style-name="P5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0">Я пожал плечами.</text:p>
      <text:p text:style-name="P50">– А по-другому я не могу объяснить их появление. К сожалению.</text:p>
      <text:p text:style-name="P7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5">– Хорошо. Уболтал. Кьютимарки беру на себя. Так и знал, что мне самое трудное достанется!</text:p>
      <text:p text:style-name="P7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5">Анакорн проследил мой взгляд.</text:p>
      <text:p text:style-name="P75">– Нечего так смотреть. Если я стану применять магию вместо ловкости, теряется весь смысл <text:soft-page-break/>упражнения... О, глянь-ка на Эквус!</text:p>
      <text:p text:style-name="P75">И впрямь, было на что посмотреть. Уровень помех на модели Эквуса значительно снизился и сама она стала светиться ровным голубоватым светом.</text:p>
      <text:p text:style-name="P7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5"/>
      <text:p text:style-name="P77">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8"/>
      <text:p text:style-name="P7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7"/>
      <text:p text:style-name="P75">Я опять задумался. В голове было пусто. Хотя, если подумать с точки зрения программиста, можно... Наверное можно, раз все предыдущее прокатило...</text:p>
      <text:p text:style-name="P76">–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6">– Не понял? Это как? Как ты совместишь разрушенную магическими войнами Эквестрию с романтически-сексуальным раем для попаданцев?</text:p>
      <text:p text:style-name="P76"><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6">Анакорн долго мусолил карандаш, а потом вдруг заржал.</text:p>
      <text:p text:style-name="P76"><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6"><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6">Анакорн примирительно похлопал меня по плечу.</text:p>
      <text:p text:style-name="P76"><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6"><text:soft-page-break/>Я подозрительно посмотрел на Анакорна.</text:p>
      <text:p text:style-name="P76"><text:span text:style-name="T3">– </text:span>Какой ещё, нафиг, «мой фанфик»? Я никакого фанфика не писал. И не собираюсь, вообще-то.</text:p>
      <text:p text:style-name="P76">Анакорн ехидно ухмыльнулся и откинулся в кресле, переплетя пальцы за затылком.</text:p>
      <text:p text:style-name="P76"><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5"><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5"><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5"><text:span text:style-name="T3">– </text:span>Факн щит<text:note text:id="ftn9" text:note-class="footnote"><text:note-citation>9</text:note-citation><text:note-body><text:p text:style-name="P7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5">Анакорн развёл руками.</text:p>
      <text:p text:style-name="P75"><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5">Анакорн, глядя на мои терзания, понимающе кивнул и продолжил.</text:p>
      <text:p text:style-name="P4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8">– Гм! Я бы попросил тебя не касаться моих отношений с Рэйнбоу!</text:p>
      <text:p text:style-name="P4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8">У меня сердце буквально ухнуло куда-то вниз, в область желудка.</text:p>
      <text:p text:style-name="P4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8">–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8">– Та ладно, не утешай. Я не маленький ребёнок. Долг платежом красен. Сделаю то, что ты хочешь. Как сумею.</text:p>
      <text:p text:style-name="P4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8">Анакорн наблюдал за мной без улыбки. По его нейтральному выражению лица невозможно было догадаться, о чём он думает.</text:p>
      <text:p text:style-name="P48">– Ну вот и отлично. Рад, что мы наконец-то пришли к сделке.</text:p>
      <text:p text:style-name="P5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1">– Пора закругляться. Ты начинаешь сгорать. Надо утрясти последние детали, пока ещё есть пару минут.</text:p>
      <text:p text:style-name="P48">– Валяй. Я тебя внимательно слушаю.</text:p>
      <text:p text:style-name="P4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8">– А я разве сплю?</text:p>
      <text:p text:style-name="P48">– Сейчас — нет. Но как только мы закроем сделку — проснёшься. Потому что нет иного способа вернуть тебя в реальный мир.</text:p>
      <text:p text:style-name="P48">– Эээ, постой. А как я в Эквестрию и обратно возвращался?</text:p>
      <text:p text:style-name="P4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8">Так вот, возвращать тебя обратно в твой мир я не буду. </text:p>
      <text:p text:style-name="P48">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8"><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8">– Ты ещё увидишь пару снов на прощание. Удачи!</text:p>
      <text:p text:style-name="P48"/>
      <text:p text:style-name="P49">***</text:p>
      <text:p text:style-name="P48">–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8">– Пожалста. – ответил я безучастно. – Всегда рад. Только Вам не нужно было ТАК распинаться, чтобы заручиться моей помощью.</text:p>
      <text:p text:style-name="P48">Селестия на мгновение смутилась, но продолжила.</text:p>
      <text:p text:style-name="P4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Селестия кивнула, соглашаясь, и образ её начал меркнуть.</text:p>
      <text:p text:style-name="P69">– <text:span text:style-name="T1">Окей. Будь счастлив и... спасибо тебе за всё, Макс.</text:span></text:p>
      <text:p text:style-name="P64">…</text:p>
      <text:p text:style-name="P6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4">Он нахлобучил на себя невесть откуда взявшуюся двууголку.</text:p>
      <text:p text:style-name="P64">– Как вам это нравится, господа?! Дискорд — спаситель Эквестрии! Разрешите откланяться!..</text:p>
      <text:p text:style-name="P64"/>
      <text:list xml:id="list5261462416699200338" text:style-name="L8">
        <text:list-header>
          <text:p text:style-name="P92">(<text:span text:style-name="T12">Луна — как повелительница снов, слышала разговор Макса с Анакорном</text:span>)</text:p>
          <text:p text:style-name="P93"/>
        </text:list-header>
      </text:list>
      <text:p text:style-name="P65">***</text:p>
      <text:p text:style-name="P42"><text:span text:style-name="T1">–</text:span> Ты?..</text:p>
      <text:p text:style-name="P42"><text:span text:style-name="T1">–</text:span> Ты??!</text:p>
      <text:p text:style-name="P42"><text:span text:style-name="T1">–</text:span> Ты мне снишься??</text:p>
      <text:p text:style-name="P42"><text:span text:style-name="T1">–</text:span> Это ты мне снишься!!</text:p>
      <text:p text:style-name="P42"><text:span text:style-name="T1">–</text:span> Неважно… Пусть мы друг-другу снимся… Ты как, Дэш?</text:p>
      <text:p text:style-name="P42"><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2"><text:span text:style-name="T1">–</text:span> И я в порядке. Вот, возвращаюсь в свой мир. Ну, не совсем в свой. Почти в свой.</text:p>
      <text:p text:style-name="P42"><text:span text:style-name="T1">–</text:span> Навсегда?</text:p>
      <text:p text:style-name="P42"><text:span text:style-name="T1">–</text:span> Скорее всего, да.</text:p>
      <text:p text:style-name="P42"><text:span text:style-name="T1">–</text:span> Это плохо. Я хотела тебе сказать…</text:p>
      <text:p text:style-name="P42"><text:span text:style-name="T1">–</text:span> Не надо, Дэш. Не стоит терзать себя. Мне тоже очень хотелось остаться. Но так надо. Мне очень жаль…</text:p>
      <text:p text:style-name="P4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2"><text:span text:style-name="T1">–</text:span> И тебя, и Твайлайт, и Рэрити, и Селестию, и всех-всех-всех… Таковы правила.</text:p>
      <text:p text:style-name="P42"><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2">Я опустил руку на шею Дэш и ощутил теплоту и лёгкое покалывание в пустоте.</text:p>
      <text:p text:style-name="P42"><text:span text:style-name="T3">–</text:span> Мне кажется, Дэш, <text:span text:style-name="T1">м</text:span>ы найдём способ связаться. Рано или поздно.</text:p>
      <text:p text:style-name="P42"><text:span text:style-name="T1">–</text:span> И лучше рано, чем поздно! Я не люблю ждать!</text:p>
      <text:p text:style-name="P42"><text:span text:style-name="T1">–</text:span> Да, Дэш. <text:span text:style-name="T1">–</text:span> Её образ начал таять. <text:span text:style-name="T1">–</text:span> Да, я помню. Я всё ещё помню…</text:p>
      <text:p text:style-name="P42"/>
      <text:h text:style-name="P82" text:outline-level="2">Земля</text:h>
      <text:p text:style-name="P46">Музыкальная тема из бегущего по лезвию бритвы — <text:span text:style-name="T3">Mission impossible</text:span></text:p>
      <text:p text:style-name="P47">&lt;Ужас возвращения из тёплого волшебного мира друзей в холодную скучную реальность.&gt;</text:p>
      <text:p text:style-name="P4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0"><text:span text:style-name="T1">Я нашарил ногами тапки и пошёл в ванную. Проходя мимо стола, зацепился взглядом за</text:span> эскиз <text:span text:style-name="T1">рисунка</text:span>.</text:p>
      <text:p text:style-name="P4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4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1">Доставая из стола ключи от машины, опять наткнулся взглядом на эскиз.</text:p>
      <text:p text:style-name="P4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1">Назову-ка я фантазию «Последний фанфик».</text:p>
      <text:p text:style-name="P41"/>
      <text:p text:style-name="P41"/>
      <text:p text:style-name="P41"/>
      <text:p text:style-name="P42"/>
      <text:p text:style-name="P42"/>
      <text:p text:style-name="P42"/>
      <text:p text:style-name="P42"/>
      <text:p text:style-name="P42"/>
      <text:p text:style-name="P42"/>
      <text:p text:style-name="P42"/>
      <text:p text:style-name="P4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2"/>
      <text:p text:style-name="P4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2"><text:soft-page-break/></text:p>
      <text:p text:style-name="P42"/>
      <text:p text:style-name="P42"/>
      <text:p text:style-name="P42"/>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23T00:32:28.95</dc:date>
    <meta:editing-duration>P36DT1H15M6S</meta:editing-duration>
    <meta:editing-cycles>920</meta:editing-cycles>
    <meta:generator>OpenOffice/4.1.1$Win32 OpenOffice.org_project/411m6$Build-9775</meta:generator>
    <meta:document-statistic meta:table-count="0" meta:image-count="0" meta:object-count="0" meta:page-count="106" meta:paragraph-count="2097" meta:word-count="47560" meta:character-count="302938"/>
    <dc:creator>макс </dc:creator>
  </office:meta>
</office:document-meta>
</file>